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looted</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number-columns-repeated="2" table:style-name="ce3"/>
          <table:table-cell office:value-type="string" table:style-name="ce3">
            <text:p>EmptyCave</text:p>
          </table:table-cell>
          <table:table-cell office:value-type="string" table:style-name="ce3">
            <text:p><text:a xlink:href="mailto:EmptyCave%7C@Wooden_Chest.1.#Gold:12.!Ch01_Chest_Rumbler_Battle:looted">EmptyCave|@Wooden_Chest.1.#Gold:12.!Ch01_Chest_Rumbler_Battle:looted</text:a></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12.#Restorative:2</text:p>
          </table:table-cell>
          <table:table-cell office:value-type="string" table:style-name="ce3">
            <text:p>EmptyCave|#Restorative.1.h0</text:p>
          </table:table-cell>
          <table:table-cell table:number-columns-repeated="2" table:style-name="ce3"/>
          <table:table-cell office:value-type="string" table:style-name="ce3">
            <text:p>EmptyCave</text:p>
          </table:table-cell>
          <table:table-cell office:value-type="string" table:style-name="ce3">
            <text:p>EmptyCave|@Wooden_Chest.1.#Gold:12</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029</meta:generator>
    <dc:creator>Alex Egbert</dc:creator>
    <dc:date>2018-03-12T18:28:45Z</dc:date>
    <meta:editing-cycles>1</meta:editing-cycles>
    <meta:editing-duration>PT1712S</meta:editing-duration>
  </office:meta>
</office:document-meta>
</file>